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A000002E75763CD394040B95C.png" manifest:media-type="image/png"/>
  <manifest:file-entry manifest:full-path="Pictures/100002010000038C00000377CB046D2A0E93E3D3.png" manifest:media-type="image/png"/>
  <manifest:file-entry manifest:full-path="Pictures/10000000000002C4000001BB35AF3869CD2168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er_20_defect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er_20_defecte" presentation:presentation-page-layout-name="AL1T0">
        <draw:frame draw:style-name="gr1" draw:text-style-name="P1" draw:layer="layout" svg:width="9cm" svg:height="7.197cm" svg:x="19.7cm" svg:y="5.6cm">
          <draw:image xlink:href="Pictures/10000000000002C4000001BB35AF3869CD216869.png" xlink:type="simple" xlink:show="embed" xlink:actuate="onLoad" loext:mime-type="image/png">
            <text:p/>
          </draw:image>
        </draw:frame>
        <draw:frame draw:style-name="gr1" draw:text-style-name="P1" draw:layer="layout" svg:width="9.009cm" svg:height="12.8cm" svg:x="10.196cm" svg:y="3.2cm">
          <draw:image xlink:href="Pictures/100002010000038C00000377CB046D2A0E93E3D3.png" xlink:type="simple" xlink:show="embed" xlink:actuate="onLoad" loext:mime-type="image/png">
            <text:p/>
          </draw:image>
        </draw:frame>
        <draw:frame draw:style-name="gr1" draw:text-style-name="P1" draw:layer="layout" svg:width="8.848cm" svg:height="12.64cm" svg:x="1cm" svg:y="3.6cm">
          <draw:image xlink:href="Pictures/100002010000036A000002E75763CD394040B9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1T0">
        <draw:frame draw:style-name="gr1" draw:text-style-name="P1" draw:layer="layout" svg:width="13.282cm" svg:height="13.162cm" svg:x="0.318cm" svg:y="4.2cm">
          <draw:image xlink:href="Pictures/100002010000036A000002E75763CD394040B95C.png" xlink:type="simple" xlink:show="embed" xlink:actuate="onLoad" loext:mime-type="image/png">
            <text:p/>
          </draw:image>
        </draw:frame>
        <draw:frame draw:style-name="gr1" draw:text-style-name="P1" draw:layer="layout" svg:width="12.145cm" svg:height="13.037cm" svg:x="17.2cm" svg:y="4.2cm">
          <draw:image xlink:href="Pictures/100002010000038C00000377CB046D2A0E93E3D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.481cm" fo:margin-bottom="0cm" fo:text-indent="0cm"/>
      <style:text-properties fo:font-size="33.7999992370605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.361cm" fo:margin-bottom="0cm" fo:text-indent="0cm"/>
      <style:text-properties fo:font-size="28.8999996185303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.24cm" fo:margin-bottom="0cm" fo:text-indent="0cm"/>
      <style:text-properties fo:font-size="24.1000003814697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Per_20_defecte" style:display-name="Per defecte" style:page-layout-name="PM1" draw:style-name="Mdp1">
      <draw:frame presentation:style-name="Per_20_defecte-title" draw:layer="backgroundobjects" svg:width="24.929cm" svg:height="3.172cm" svg:x="2.385cm" svg:y="1.757cm" presentation:class="title" presentation:placeholder="true">
        <draw:text-box/>
      </draw:frame>
      <draw:frame presentation:style-name="Per_20_defecte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78cm" svg:height="1.309cm" svg:x="10.473cm" svg:y="18.3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0:50:48.192256218</meta:creation-date>
    <meta:print-date>2022-03-13T11:07:44.946566458</meta:print-date>
    <dc:date>2022-03-13T11:19:55.339823498</dc:date>
    <meta:editing-duration>PT8M46S</meta:editing-duration>
    <meta:editing-cycles>1</meta:editing-cycles>
    <meta:document-statistic meta:object-count="30"/>
    <meta:generator>LibreOffice/6.4.7.2$Linux_X86_64 LibreOffice_project/40$Build-2</meta:generator>
  </office:meta>
</office:document-meta>
</file>